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color="#5B9BD5" fo:font-size="13pt" style:font-size-asian="13pt" style:font-size-complex="13pt"/>
    </style:style>
    <style:style style:name="P2" style:parent-style-name="Normale" style:family="paragraph">
      <style:text-properties fo:color="#5B9BD5" fo:font-size="13pt" style:font-size-asian="13pt" style:font-size-complex="13pt"/>
    </style:style>
    <style:style style:name="T3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T4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P5" style:parent-style-name="Sommario2" style:family="paragraph">
      <style:paragraph-properties fo:text-align="start"/>
    </style:style>
    <style:style style:name="T6" style:parent-style-name="Car.predefinitoparagrafo" style:family="text">
      <style:text-properties style:use-window-font-color="true"/>
    </style:style>
    <style:style style:name="T7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T8" style:parent-style-name="Car.predefinitoparagrafo" style:family="text">
      <style:text-properties style:font-name-asian="Times New Roman" style:font-name-complex="Times New Roman" style:use-window-font-color="true" style:font-size-complex="12pt" fo:language="it" fo:country="IT"/>
    </style:style>
    <style:style style:name="T9" style:parent-style-name="Car.predefinitoparagrafo" style:family="text">
      <style:text-properties style:use-window-font-color="true"/>
    </style:style>
    <style:style style:name="T10" style:parent-style-name="Car.predefinitoparagrafo" style:family="text">
      <style:text-properties style:use-window-font-color="true"/>
    </style:style>
    <style:style style:name="P11" style:parent-style-name="Sommario2" style:family="paragraph">
      <style:paragraph-properties fo:text-align="start"/>
    </style:style>
    <style:style style:name="T12" style:parent-style-name="Car.predefinitoparagrafo" style:family="text">
      <style:text-properties style:use-window-font-color="true"/>
    </style:style>
    <style:style style:name="T13" style:parent-style-name="Car.predefinitoparagrafo" style:family="text">
      <style:text-properties style:use-window-font-color="true"/>
    </style:style>
    <style:style style:name="T14" style:parent-style-name="Car.predefinitoparagrafo" style:family="text">
      <style:text-properties style:use-window-font-color="true"/>
    </style:style>
    <style:style style:name="T15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T16" style:parent-style-name="Car.predefinitoparagrafo" style:family="text">
      <style:text-properties style:font-name-asian="Times New Roman" style:font-name-complex="Times New Roman" style:use-window-font-color="true" style:font-size-complex="12pt" fo:language="it" fo:country="IT"/>
    </style:style>
    <style:style style:name="T17" style:parent-style-name="Car.predefinitoparagrafo" style:family="text">
      <style:text-properties style:use-window-font-color="true"/>
    </style:style>
    <style:style style:name="T18" style:parent-style-name="Car.predefinitoparagrafo" style:family="text">
      <style:text-properties style:use-window-font-color="true"/>
    </style:style>
    <style:style style:name="P19" style:parent-style-name="Sommario2" style:family="paragraph">
      <style:paragraph-properties fo:text-align="start"/>
    </style:style>
    <style:style style:name="T20" style:parent-style-name="Car.predefinitoparagrafo" style:family="text">
      <style:text-properties style:use-window-font-color="true"/>
    </style:style>
    <style:style style:name="T21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T22" style:parent-style-name="Car.predefinitoparagrafo" style:family="text">
      <style:text-properties style:font-name-asian="Times New Roman" style:font-name-complex="Times New Roman" style:use-window-font-color="true" style:font-size-complex="12pt" fo:language="it" fo:country="IT"/>
    </style:style>
    <style:style style:name="T23" style:parent-style-name="Car.predefinitoparagrafo" style:family="text">
      <style:text-properties style:use-window-font-color="true"/>
    </style:style>
    <style:style style:name="T24" style:parent-style-name="Car.predefinitoparagrafo" style:family="text">
      <style:text-properties style:use-window-font-color="true"/>
    </style:style>
    <style:style style:name="T25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P26" style:parent-style-name="Sommario2" style:family="paragraph">
      <style:paragraph-properties fo:text-align="start"/>
    </style:style>
    <style:style style:name="T27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T28" style:parent-style-name="Car.predefinitoparagrafo" style:family="text">
      <style:text-properties style:font-name-asian="Times New Roman" style:font-name-complex="Times New Roman" style:use-window-font-color="true" fo:font-size="11pt" style:font-size-asian="11pt" style:font-size-complex="11pt" fo:language="it" fo:country="IT"/>
    </style:style>
    <style:style style:name="P29" style:parent-style-name="Normale" style:family="paragraph">
      <style:text-properties fo:language="en" fo:country="US" style:language-asian="it" style:country-asian="IT"/>
    </style:style>
    <style:style style:name="T30" style:parent-style-name="Car.predefinitoparagrafo" style:family="text">
      <style:text-properties fo:color="#5B9BD5" fo:font-size="13pt" style:font-size-asian="13pt" style:font-size-complex="13pt"/>
    </style:style>
    <style:style style:name="T31" style:parent-style-name="Car.predefinitoparagrafo" style:family="text">
      <style:text-properties fo:color="#5B9BD5" fo:font-size="13pt" style:font-size-asian="13pt" style:font-size-complex="13pt"/>
    </style:style>
    <style:style style:name="T32" style:parent-style-name="Car.predefinitoparagrafo" style:family="text">
      <style:text-properties fo:color="#5B9BD5" fo:font-size="13pt" style:font-size-asian="13pt" style:font-size-complex="13pt"/>
    </style:style>
    <style:style style:name="P33" style:parent-style-name="Normale" style:family="paragraph">
      <style:text-properties fo:color="#5B9BD5" fo:font-size="13pt" style:font-size-asian="13pt" style:font-size-complex="13pt"/>
    </style:style>
    <style:style style:name="P34" style:parent-style-name="Normale" style:family="paragraph">
      <style:paragraph-properties fo:margin-left="0.4916in">
        <style:tab-stops/>
      </style:paragraph-properties>
    </style:style>
    <style:style style:name="T35" style:parent-style-name="Car.predefinitoparagrafo" style:family="text">
      <style:text-properties fo:color="#5B9BD5"/>
    </style:style>
    <style:style style:name="T36" style:parent-style-name="Car.predefinitoparagrafo" style:family="text">
      <style:text-properties fo:color="#5B9BD5"/>
    </style:style>
    <style:style style:name="P37" style:parent-style-name="Normale" style:family="paragraph">
      <style:paragraph-properties fo:margin-left="0.4916in">
        <style:tab-stops/>
      </style:paragraph-properties>
    </style:style>
    <style:style style:name="T38" style:parent-style-name="Car.predefinitoparagrafo" style:family="text">
      <style:text-properties fo:color="#5B9BD5"/>
    </style:style>
    <style:style style:name="P39" style:parent-style-name="Normale" style:family="paragraph">
      <style:paragraph-properties fo:margin-left="0.4916in">
        <style:tab-stops/>
      </style:paragraph-properties>
    </style:style>
    <style:style style:name="T40" style:parent-style-name="Car.predefinitoparagrafo" style:family="text">
      <style:text-properties fo:color="#5B9BD5"/>
    </style:style>
    <style:style style:name="P41" style:parent-style-name="Normale" style:family="paragraph">
      <style:text-properties fo:color="#5B9BD5" fo:font-size="13pt" style:font-size-asian="13pt" style:font-size-complex="13pt"/>
    </style:style>
    <style:style style:name="P42" style:parent-style-name="Normale" style:family="paragraph">
      <style:paragraph-properties fo:margin-left="0.4916in">
        <style:tab-stops/>
      </style:paragraph-properties>
    </style:style>
    <style:style style:name="T43" style:parent-style-name="Car.predefinitoparagrafo" style:family="text">
      <style:text-properties fo:color="#5B9BD5"/>
    </style:style>
    <style:style style:name="P44" style:parent-style-name="Normale" style:family="paragraph">
      <style:paragraph-properties fo:margin-left="0.4916in" fo:text-indent="0.4916in">
        <style:tab-stops/>
      </style:paragraph-properties>
    </style:style>
    <style:style style:name="T45" style:parent-style-name="Car.predefinitoparagrafo" style:family="text">
      <style:text-properties fo:color="#5B9BD5" fo:font-size="13pt" style:font-size-asian="13pt" style:font-size-complex="13pt"/>
    </style:style>
    <style:style style:name="T46" style:parent-style-name="Car.predefinitoparagrafo" style:family="text">
      <style:text-properties fo:color="#5B9BD5" fo:font-size="13pt" style:font-size-asian="13pt" style:font-size-complex="13pt"/>
    </style:style>
    <style:style style:name="T47" style:parent-style-name="Car.predefinitoparagrafo" style:family="text">
      <style:text-properties fo:color="#5B9BD5" fo:font-size="13pt" style:font-size-asian="13pt" style:font-size-complex="13pt"/>
    </style:style>
    <style:style style:name="T48" style:parent-style-name="Car.predefinitoparagrafo" style:family="text">
      <style:text-properties fo:color="#5B9BD5"/>
    </style:style>
    <style:style style:name="P49" style:parent-style-name="Normale" style:family="paragraph">
      <style:paragraph-properties fo:margin-left="0.9833in">
        <style:tab-stops/>
      </style:paragraph-properties>
    </style:style>
    <style:style style:name="P50" style:parent-style-name="Normale" style:family="paragraph">
      <style:paragraph-properties fo:margin-left="0.9833in">
        <style:tab-stops/>
      </style:paragraph-properties>
    </style:style>
    <style:style style:name="P51" style:parent-style-name="Normale" style:family="paragraph">
      <style:paragraph-properties fo:margin-left="0.9833in">
        <style:tab-stops/>
      </style:paragraph-properties>
    </style:style>
    <style:style style:name="P52" style:parent-style-name="Normale" style:family="paragraph">
      <style:paragraph-properties fo:margin-left="0.9833in">
        <style:tab-stops/>
      </style:paragraph-properties>
    </style:style>
    <style:style style:name="P53" style:parent-style-name="Normale" style:family="paragraph">
      <style:paragraph-properties fo:margin-left="0.9833in">
        <style:tab-stops/>
      </style:paragraph-properties>
    </style:style>
  </office:automatic-styles>
  <office:body>
    <office:text text:use-soft-page-breaks="true">
      <text:p text:style-name="P1">Documento di visione</text:p>
      <text:p text:style-name="P2">Sommario</text:p>
      <text:p text:style-name="Sommario1">1.<text:span text:style-name="T3"><text:tab/></text:span>Introduzione<text:tab/>2</text:p>
      <text:p text:style-name="Sommario1">2.<text:span text:style-name="T4"><text:tab/></text:span>Posizionamento<text:tab/>2</text:p>
      <text:p text:style-name="P5"><text:span text:style-name="T6">2.1.</text:span><text:span text:style-name="T7"><text:tab/></text:span><text:span text:style-name="T8">Opportunità di business</text:span><text:span text:style-name="T9"><text:tab/></text:span><text:span text:style-name="T10">2</text:span></text:p>
      <text:p text:style-name="P11"><text:span text:style-name="T12">2.</text:span><text:span text:style-name="T13">2</text:span><text:span text:style-name="T14">.</text:span><text:span text:style-name="T15"><text:tab/></text:span><text:span text:style-name="T16">Formulazione del problema</text:span><text:span text:style-name="T17"><text:tab/></text:span><text:span text:style-name="T18">2</text:span></text:p>
      <text:p text:style-name="P19"><text:span text:style-name="T20">2.3.</text:span><text:span text:style-name="T21"><text:tab/></text:span><text:span text:style-name="T22">Formulazione della posizione del prodotto</text:span><text:span text:style-name="T23"><text:tab/></text:span><text:span text:style-name="T24">2</text:span></text:p>
      <text:p text:style-name="Sommario1">3.<text:span text:style-name="T25"><text:tab/></text:span>Descrizione delle parti interessate<text:tab/>2</text:p>
      <text:p text:style-name="P26">3.1.<text:span text:style-name="T27"><text:tab/></text:span>Obiettivi a livello dell’utente<text:tab/>2</text:p>
      <text:p text:style-name="Sommario1">4.<text:span text:style-name="T28"><text:tab/></text:span>Riepilogo delle caratteristiche del sistema<text:tab/>2</text:p>
      <text:p text:style-name="P29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30">1</text:span><text:span text:style-name="T31">.</text:span><text:span text:style-name="T32"><text:s/>Introduzione</text:span><text:line-break/>Prevediamo la realizzazione di un antifurto Virhome, per uso privato, che offre un servizio di sicurezza per la casa. L'obbiettivo dell'applicazione è quello di garantire la sicurezza gestendo ad esigenza del cliente i sensori che ne fanno parte. Prevedendo anche un collegamento telefonico tra il cliente e Virhome.</text:p>
      <text:p text:style-name="P33">2.<text:s/>Posizionamento</text:p>
      <text:p text:style-name="P34"><text:span text:style-name="T35">2.1 Opportunità di business</text:span><text:span text:style-name="T36"><text:line-break/></text:span>Il software Virhome si pone l'obbiettivo di sostituire i tradizionali antifurti permettendo la gestione a distanza da parte del cliente per la sicurezza della propria abitazione.</text:p>
      <text:p text:style-name="P37"><text:span text:style-name="T38">2.2 Formulazione del problema</text:span><text:line-break/>L'assenza di un collegamento telefonico tra cliente e antifurto mina la sicurezza dell'abitazione, in quanto il cliente non verrà avvertito di una eventuale intrusione.<text:line-break/>Inoltre non poter gestire quali sensori mantenere attivi può rendere scomoda la gestione della sicurezza abitativa.</text:p>
      <text:p text:style-name="P39"><text:span text:style-name="T40">2.3 Formulazione della posizione del prodotto</text:span><text:line-break/>Il software è rivolto a tutti i clienti che vogliono rendere informatizzata la sicurezza della propria abitazione.</text:p>
      <text:p text:style-name="P41">3.<text:s/>Descrizione delle parti interessate</text:p>
      <text:p text:style-name="P42"><text:span text:style-name="T43">3.1 Obbiettivi a livello dell'utente</text:span><text:line-break/>Gli utenti necessitano di un sistema che soddisfi i seguenti obiettivi:</text:p>
      <text:p text:style-name="P44"> - Amministratore del sistema: gestisce l'attivazione, la gestione e il disarmo dell'antifurto. </text:p>
      <text:p text:style-name="Normale"><text:span text:style-name="T45">4</text:span><text:span text:style-name="T46">.</text:span><text:span text:style-name="T47"><text:s/>Riepilogo delle caratteristiche del sistema</text:span><text:span text:style-name="T48"><text:line-break/></text:span><text:s/><text:tab/>Il sistema deve possedere le seguenti caratteristiche:</text:p>
      <text:p text:style-name="P49">- Attivazione antifurto</text:p>
      <text:p text:style-name="P50">-Invio notifiche al cliente in caso di attivazione allarme</text:p>
      <text:p text:style-name="P51">-Scelta sensori da attivare o da mantenere attivi</text:p>
      <text:p text:style-name="P52">-Possibilità di modifica della sensibilità dei sensori in base alle esigenze dell’utente</text:p>
      <text:p text:style-name="P53">-Disarmo antifurto<text:line-break/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 fo:line-height="150%">
        <style:tab-stops>
          <style:tab-stop style:type="left" style:position="0.3055in"/>
          <style:tab-stop style:type="right" style:leader-style="dotted" style:leader-text="." style:position="5.5041in"/>
        </style:tab-stops>
      </style:paragraph-properties>
      <style:text-properties style:font-name="Calibri" style:font-name-asian="Times New Roman" style:font-name-complex="Calibri" fo:color="#000000" fo:font-size="12pt" style:font-size-asian="12pt" style:font-size-complex="8.5pt" fo:language="en" fo:country="US" style:language-asian="it" style:country-asian="IT" fo:hyphenate="true"/>
    </style:style>
    <style:style style:name="Sommario2" style:display-name="Sommario 2" style:family="paragraph" style:parent-style-name="Normale" style:next-style-name="Normale" style:auto-update="true">
      <style:paragraph-properties fo:text-align="justify" fo:margin-bottom="0.0694in" fo:line-height="150%" fo:margin-left="0.1666in">
        <style:tab-stops>
          <style:tab-stop style:type="left" style:position="0.4444in"/>
          <style:tab-stop style:type="right" style:leader-style="dotted" style:leader-text="." style:position="5.3375in"/>
        </style:tab-stops>
      </style:paragraph-properties>
      <style:text-properties style:font-name="Calibri" style:font-name-asian="Times New Roman" style:font-name-complex="Calibri" fo:color="#000000" fo:font-size="12pt" style:font-size-asian="12pt" style:font-size-complex="8.5pt" fo:language="en" fo:country="US" style:language-asian="it" style:country-asian="I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BUZZONE</meta:initial-creator>
    <dc:creator>ANTONIO BUZZONE</dc:creator>
    <meta:creation-date>2023-01-03T15:34:00Z</meta:creation-date>
    <dc:date>2023-01-05T10:56:00Z</dc:date>
    <meta:template xlink:href="Normal" xlink:type="simple"/>
    <meta:editing-cycles>5</meta:editing-cycles>
    <meta:editing-duration>PT1320S</meta:editing-duration>
    <meta:document-statistic meta:page-count="2" meta:paragraph-count="3" meta:word-count="291" meta:character-count="1953" meta:row-count="13" meta:non-whitespace-character-count="1665"/>
  </office:meta>
</office:document-meta>
</file>